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4"/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2">
          <table:table-cell office:value-type="string" table:style-name="ce2">
            <text:p>Activité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t/prochaines étapes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3">
            <text:p>Preparation</text:p>
          </table:table-cell>
          <table:table-cell office:value-type="string" table:style-name="ce3">
            <text:p>Constituer l'équip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Definir le budget</text:p>
          </table:table-cell>
          <table:table-cell table:number-columns-repeated="2" table:style-name="ce3"/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Definir les besoins spécifiques du déploiemente any unique deployment requirements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Sessions de formations initales à OLPC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Recensement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Enquête locale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Processus d'homologation et de certification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office:value-type="string" table:style-name="ce3">
            <text:p>Jour 0</text:p>
          </table:table-cell>
          <table:table-cell office:value-type="string" table:style-name="ce3">
            <text:p>Bon de commande, lettre de crédit envoyé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Ordinateurs commandés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Equipements pour serveurs, antenne, courant et connectivité commandés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Début traduction/ Contextualisation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Début de la planification de la connectivité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Début de la planification de la pédagogie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Début sensibilisation de la communauté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Début planification du contenu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office:value-type="string" table:style-name="ce3">
            <text:p>Jour 30</text:p>
          </table:table-cell>
          <table:table-cell office:value-type="string" table:style-name="ce3">
            <text:p>Design du clavier envoyé à l'usinedelivered to factory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Manuels de formation achevés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Début de la formation technique local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Début de la préparation du site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office:value-type="string" table:style-name="ce3">
            <text:p>Jour 60</text:p>
          </table:table-cell>
          <table:table-cell office:value-type="string" table:style-name="ce3">
            <text:p>Début de la préparation des enseignants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Jour 90</text:p>
          </table:table-cell>
          <table:table-cell office:value-type="string" table:style-name="ce3">
            <text:p>Ordinateurs livrés<text:s/><text:span text:style-name="T3">(ex works ??)</text:span>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Image du logicial locale terminée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Image du contenu local terminé (ebooks, etc.)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Activités ordonnées sur le menuOrder of activities on tool bar completed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Début des<text:s/><text:span text:style-name="T2">questions/réponses</text:span><text:s/>sur le logiciel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Jour 120</text:p>
          </table:table-cell>
          <table:table-cell office:value-type="string" table:style-name="ce3">
            <text:p>Ordinateurs arrivés dans le pays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Jour 125</text:p>
          </table:table-cell>
          <table:table-cell office:value-type="string" table:style-name="ce3">
            <text:p>Les ordinateurs passent la douan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Début de l'inventaire (incluant le scan)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Mise à du logiciel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Clés d'activation générées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Jour 135</text:p>
          </table:table-cell>
          <table:table-cell office:value-type="string" table:style-name="ce3">
            <text:p>Début de la distribution régionale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office:value-type="string" table:style-name="ce3">
            <text:p>Jour 150</text:p>
          </table:table-cell>
          <table:table-cell office:value-type="string" table:style-name="ce3">
            <text:p>Les ordinateurs commencent à arriver dans les écoles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Infrastructure IT mise en plac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Processus d'activation réalisé à l'école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Ordinateurs distribués aux enseignants et enfants</text:p>
          </table:table-cell>
          <table:table-cell table:style-name="ce3"/>
          <table:table-cell table:style-name="ce8"/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CER</meta:initial-creator>
    <dc:creator>ACER</dc:creator>
    <meta:creation-date>2011-10-04T17:01:44Z</meta:creation-date>
    <dc:date>2011-10-04T17:19:45Z</dc:date>
  </office:meta>
</office:document-meta>
</file>